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Arial Unicode MS" svg:font-family="Arial Unicode MS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1965in" text:min-label-width="0.25in"/>
        <style:text-properties style:font-name="Symbol"/>
      </text:list-level-style-bullet>
    </text:list-style>
    <text:list-style style:name="LFO6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-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bullet text:level="5" text:bullet-char="–">
        <style:list-level-properties text:space-before="0.7875in" text:min-label-width="0in"/>
      </text:list-level-style-bullet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7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8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9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10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12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12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13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13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14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14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15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15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16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17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18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19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20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-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bullet text:level="5" text:bullet-char="–">
        <style:list-level-properties text:space-before="0.7875in" text:min-label-width="0in"/>
      </text:list-level-style-bullet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21">
      <text:list-level-style-bullet text:level="1" text:style-name="WW_CharLFO21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21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21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22">
      <text:list-level-style-bullet text:level="1" text:style-name="WW_CharLFO22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22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22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number text:level="1" style:num-suffix="-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6">
      <text:list-level-style-bullet text:level="1" text:style-name="WW_CharLFO26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margin-left="0in" fo:margin-right="0in" fo:text-indent="0in">
        <style:tab-stops>
          <style:tab-stop style:type="center" style:position="2.9534in"/>
          <style:tab-stop style:type="right" style:position="5.9062in"/>
        </style:tab-stops>
      </style:paragraph-properties>
    </style:style>
    <style:style style:name="T2" style:parent-style-name="Policepardéfaut" style:family="text">
      <style:text-properties style:text-position="super 63.6%"/>
    </style:style>
    <style:style style:name="P3" style:parent-style-name="Normal" style:family="paragraph">
      <style:paragraph-properties fo:text-indent="0in"/>
    </style:style>
    <style:style style:name="P4" style:parent-style-name="Normal" style:family="paragraph">
      <style:paragraph-properties fo:text-indent="0in"/>
    </style:style>
    <style:style style:name="P5" style:parent-style-name="Normal" style:family="paragraph">
      <style:paragraph-properties fo:text-indent="0in"/>
    </style:style>
    <style:style style:name="P6" style:parent-style-name="Paragraphedeliste" style:list-style-name="LFO26" style:family="paragraph"/>
    <style:style style:name="P7" style:parent-style-name="Paragraphedeliste" style:list-style-name="LFO26" style:family="paragraph"/>
    <style:style style:name="P8" style:parent-style-name="Paragraphedeliste" style:list-style-name="LFO26" style:family="paragraph"/>
    <style:style style:name="P9" style:parent-style-name="Paragraphedeliste" style:family="paragraph">
      <style:paragraph-properties fo:text-indent="0in"/>
    </style:style>
    <style:style style:name="P10" style:parent-style-name="Normal" style:family="paragraph">
      <style:paragraph-properties fo:text-indent="0in"/>
    </style:style>
    <style:style style:name="P11" style:parent-style-name="Normal" style:family="paragraph">
      <style:paragraph-properties fo:text-indent="0in"/>
    </style:style>
    <style:style style:name="P12" style:parent-style-name="Paragraphedeliste" style:list-style-name="LFO23" style:family="paragraph"/>
    <style:style style:name="P13" style:parent-style-name="Paragraphedeliste" style:list-style-name="LFO23" style:family="paragraph"/>
    <style:style style:name="P14" style:parent-style-name="Paragraphedeliste" style:list-style-name="LFO23" style:family="paragraph"/>
    <style:style style:name="P15" style:parent-style-name="Paragraphedeliste" style:list-style-name="LFO23" style:family="paragraph"/>
    <style:style style:name="P16" style:parent-style-name="Normal" style:family="paragraph">
      <style:paragraph-properties fo:text-indent="0in"/>
      <style:text-properties fo:language="en" fo:country="US"/>
    </style:style>
    <style:style style:name="P17" style:parent-style-name="Normal" style:family="paragraph">
      <style:paragraph-properties fo:text-indent="0in"/>
    </style:style>
    <style:style style:name="P18" style:parent-style-name="Normal" style:family="paragraph">
      <style:paragraph-properties fo:text-indent="0in"/>
    </style:style>
    <style:style style:name="P19" style:parent-style-name="Normal" style:family="paragraph">
      <style:paragraph-properties fo:text-indent="0in"/>
    </style:style>
    <style:style style:name="P20" style:parent-style-name="Normal" style:family="paragraph">
      <style:paragraph-properties fo:text-indent="0in"/>
    </style:style>
    <style:style style:name="P21" style:parent-style-name="Normal" style:family="paragraph">
      <style:paragraph-properties fo:text-indent="0in"/>
    </style:style>
    <style:style style:name="P22" style:parent-style-name="Normal" style:family="paragraph">
      <style:paragraph-properties fo:text-indent="0in"/>
    </style:style>
    <style:style style:name="P23" style:parent-style-name="Paragraphedeliste" style:list-style-name="LFO26" style:family="paragraph"/>
    <style:style style:name="P24" style:parent-style-name="Paragraphedeliste" style:list-style-name="LFO26" style:family="paragraph"/>
    <style:style style:name="P25" style:parent-style-name="Paragraphedeliste" style:list-style-name="LFO26" style:family="paragraph"/>
    <style:style style:name="P26" style:parent-style-name="Paragraphedeliste" style:list-style-name="LFO26" style:family="paragraph"/>
    <style:style style:name="P27" style:parent-style-name="Normal" style:family="paragraph">
      <style:paragraph-properties fo:text-indent="0in"/>
    </style:style>
    <style:style style:name="P28" style:parent-style-name="Normal" style:family="paragraph">
      <style:paragraph-properties fo:text-indent="0in"/>
    </style:style>
    <style:style style:name="P29" style:parent-style-name="Normal" style:family="paragraph">
      <style:paragraph-properties fo:text-indent="0in"/>
    </style:style>
    <style:style style:name="P30" style:parent-style-name="Normal" style:family="paragraph">
      <style:paragraph-properties fo:text-indent="0in"/>
    </style:style>
    <style:style style:name="P31" style:parent-style-name="Normal" style:family="paragraph">
      <style:paragraph-properties fo:text-indent="0in"/>
    </style:style>
    <style:style style:name="T32" style:parent-style-name="Policepardéfaut" style:family="text">
      <style:text-properties fo:font-weight="bold" style:font-weight-asian="bold" fo:color="#FF0000"/>
    </style:style>
    <style:style style:name="T33" style:parent-style-name="Policepardéfaut" style:family="text">
      <style:text-properties fo:color="#FF0000"/>
    </style:style>
    <style:style style:name="P34" style:parent-style-name="Normal" style:family="paragraph">
      <style:paragraph-properties fo:text-indent="0in"/>
    </style:style>
    <style:style style:name="P35" style:parent-style-name="Normal" style:family="paragraph">
      <style:paragraph-properties fo:text-indent="0in"/>
    </style:style>
    <style:style style:name="P36" style:parent-style-name="Normal" style:family="paragraph">
      <style:paragraph-properties fo:text-indent="0in"/>
    </style:style>
    <style:style style:name="P37" style:parent-style-name="Normal" style:family="paragraph">
      <style:paragraph-properties fo:text-indent="0in"/>
    </style:style>
    <style:style style:name="P38" style:parent-style-name="Paragraphedeliste" style:list-style-name="LFO25" style:family="paragraph"/>
    <style:style style:name="T3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0" style:parent-style-name="Paragraphedeliste" style:list-style-name="LFO25" style:family="paragraph"/>
    <style:style style:name="T4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2" style:parent-style-name="Paragraphedeliste" style:list-style-name="LFO25" style:family="paragraph"/>
    <style:style style:name="T4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4" style:parent-style-name="Paragraphedeliste" style:list-style-name="LFO25" style:family="paragraph"/>
    <style:style style:name="T4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6" style:parent-style-name="Normal" style:family="paragraph">
      <style:paragraph-properties fo:text-indent="0in"/>
    </style:style>
    <style:style style:name="P47" style:parent-style-name="Normal" style:family="paragraph">
      <style:paragraph-properties fo:text-indent="0in"/>
    </style:style>
    <style:style style:name="P48" style:parent-style-name="Normal" style:family="paragraph">
      <style:paragraph-properties fo:text-indent="0in"/>
    </style:style>
    <style:style style:name="P49" style:parent-style-name="Normal" style:family="paragraph">
      <style:paragraph-properties fo:text-indent="0in"/>
    </style:style>
    <style:style style:name="P50" style:parent-style-name="Normal" style:family="paragraph">
      <style:paragraph-properties fo:text-indent="0in"/>
    </style:style>
    <style:style style:name="P51" style:parent-style-name="Normal" style:family="paragraph">
      <style:paragraph-properties fo:break-before="page" fo:text-indent="0in"/>
    </style:style>
    <style:style style:name="P52" style:parent-style-name="Normal" style:family="paragraph">
      <style:paragraph-properties fo:text-indent="0in"/>
      <style:text-properties style:text-underline-type="single" style:text-underline-style="solid" style:text-underline-width="auto" style:text-underline-mode="continuous"/>
    </style:style>
    <style:style style:name="P53" style:parent-style-name="Normal" style:family="paragraph">
      <style:paragraph-properties fo:text-indent="0in"/>
    </style:style>
    <style:style style:name="P54" style:parent-style-name="Normal" style:family="paragraph">
      <style:paragraph-properties fo:text-indent="0in"/>
    </style:style>
    <style:style style:name="P55" style:parent-style-name="Normal" style:family="paragraph">
      <style:paragraph-properties fo:text-indent="0in"/>
    </style:style>
    <style:style style:name="P56" style:parent-style-name="Normal" style:family="paragraph">
      <style:paragraph-properties fo:text-indent="0in"/>
      <style:text-properties style:text-underline-type="single" style:text-underline-style="solid" style:text-underline-width="auto" style:text-underline-mode="continuous"/>
    </style:style>
    <style:style style:name="P57" style:parent-style-name="Normal" style:family="paragraph">
      <style:paragraph-properties fo:text-indent="0in"/>
    </style:style>
    <style:style style:name="P58" style:parent-style-name="Normal" style:family="paragraph">
      <style:paragraph-properties fo:text-indent="0in"/>
    </style:style>
    <style:style style:name="P59" style:parent-style-name="Normal" style:family="paragraph">
      <style:paragraph-properties fo:text-indent="0in"/>
      <style:text-properties style:text-underline-type="single" style:text-underline-style="solid" style:text-underline-width="auto" style:text-underline-mode="continuous"/>
    </style:style>
    <style:style style:name="P60" style:parent-style-name="Normal" style:family="paragraph">
      <style:paragraph-properties fo:text-indent="0in"/>
    </style:style>
    <style:style style:name="P61" style:parent-style-name="Normal" style:family="paragraph">
      <style:paragraph-properties fo:text-indent="0in"/>
    </style:style>
    <style:style style:name="P62" style:parent-style-name="Normal" style:family="paragraph">
      <style:paragraph-properties fo:text-indent="0in"/>
    </style:style>
    <style:style style:name="P63" style:parent-style-name="Normal" style:family="paragraph">
      <style:paragraph-properties fo:text-indent="0in"/>
      <style:text-properties style:text-underline-type="single" style:text-underline-style="solid" style:text-underline-width="auto" style:text-underline-mode="continuous"/>
    </style:style>
    <style:style style:name="P64" style:parent-style-name="Normal" style:family="paragraph">
      <style:paragraph-properties fo:text-indent="0in"/>
    </style:style>
    <style:style style:name="P65" style:parent-style-name="Normal" style:family="paragraph">
      <style:paragraph-properties fo:text-indent="0in"/>
    </style:style>
    <style:style style:name="P66" style:parent-style-name="Normal" style:family="paragraph">
      <style:paragraph-properties fo:text-indent="0in"/>
    </style:style>
    <style:style style:name="P67" style:parent-style-name="Normal" style:family="paragraph">
      <style:paragraph-properties fo:text-indent="0in"/>
    </style:style>
    <style:style style:name="P68" style:parent-style-name="Normal" style:family="paragraph">
      <style:paragraph-properties fo:text-indent="0in"/>
      <style:text-properties style:text-underline-type="single" style:text-underline-style="solid" style:text-underline-width="auto" style:text-underline-mode="continuous"/>
    </style:style>
    <style:style style:name="P69" style:parent-style-name="Normal" style:family="paragraph">
      <style:paragraph-properties fo:text-indent="0in"/>
    </style:style>
    <style:style style:name="P70" style:parent-style-name="Normal" style:family="paragraph">
      <style:paragraph-properties fo:text-indent="0in"/>
    </style:style>
    <style:style style:name="P71" style:parent-style-name="Normal" style:family="paragraph">
      <style:paragraph-properties fo:text-indent="0in"/>
      <style:text-properties style:text-underline-type="single" style:text-underline-style="solid" style:text-underline-width="auto" style:text-underline-mode="continuous"/>
    </style:style>
    <style:style style:name="P72" style:parent-style-name="Normal" style:family="paragraph">
      <style:paragraph-properties fo:text-indent="0in"/>
    </style:style>
    <style:style style:name="P73" style:parent-style-name="Normal" style:family="paragraph">
      <style:paragraph-properties fo:text-indent="0in"/>
    </style:style>
    <style:style style:name="P74" style:parent-style-name="Normal" style:family="paragraph">
      <style:paragraph-properties fo:text-indent="0in"/>
    </style:style>
    <style:style style:name="P75" style:parent-style-name="Normal" style:family="paragraph">
      <style:paragraph-properties fo:text-indent="0in"/>
      <style:text-properties style:text-underline-type="single" style:text-underline-style="solid" style:text-underline-width="auto" style:text-underline-mode="continuous"/>
    </style:style>
    <style:style style:name="P76" style:parent-style-name="Normal" style:family="paragraph">
      <style:paragraph-properties fo:text-indent="0in"/>
    </style:style>
    <style:style style:name="P77" style:parent-style-name="Normal" style:family="paragraph">
      <style:paragraph-properties fo:text-indent="0in"/>
    </style:style>
    <style:style style:name="P78" style:parent-style-name="Normal" style:family="paragraph">
      <style:paragraph-properties fo:text-indent="0in"/>
    </style:style>
    <style:style style:name="P79" style:parent-style-name="Normal" style:family="paragraph">
      <style:paragraph-properties fo:text-indent="0in"/>
    </style:style>
    <style:style style:name="P80" style:parent-style-name="Normal" style:family="paragraph">
      <style:paragraph-properties fo:text-indent="0in"/>
    </style:style>
  </office:automatic-styles>
  <office:body>
    <office:text text:use-soft-page-breaks="true">
      <text:p text:style-name="P1">Matinée APIE – 25/01/2017<text:line-break/>Animer une<text:s/>communauté d’Innovation Ouverte</text:p>
      <text:p text:style-name="Normal"/>
      <text:h text:style-name="Titre1" text:outline-level="1">1<text:span text:style-name="T2">ère</text:span><text:s/>Partie –<text:s/>Présentation<text:s/>DRAHI X novation Center<text:s/><text:line-break/>Matthieu SomekH<text:s/>- Ecole Polytechnique<text:s/></text:h>
      <text:p text:style-name="P3"/>
      <text:p text:style-name="P4">Matthieu Somekh<text:s/>(MS), responsable de l’Entreprenariat et de l’Innovation de l’Ecole Polytechnique a présenté le Drahi X Novation Center.</text:p>
      <text:p text:style-name="P5">Créé en Avril 2014, le centre est issu de la volonté<text:s/>de Jacques Biot (Directeur)<text:s/>de bâtir 3 piliers pour l’X :</text:p>
      <text:list text:style-name="LFO26" text:continue-numbering="true">
        <text:list-item>
          <text:p text:style-name="P6">L’école<text:s/></text:p>
        </text:list-item>
        <text:list-item>
          <text:p text:style-name="P7">La recherche<text:s/></text:p>
        </text:list-item>
        <text:list-item>
          <text:p text:style-name="P8">L’innovation.<text:s/></text:p>
        </text:list-item>
      </text:list>
      <text:p text:style-name="P9"/>
      <text:p text:style-name="P10">Le lancement du programme entreprenariat et innovation<text:s/>a eu lieu au même moment.</text:p>
      <text:p text:style-name="P11">Le programme entreprenariat et le Drahi X Novation Center sont un écosystème léger, agile et évolutif, qui capitalise sur les ressources et les forces de l’école et avec pour objectifs<text:s/>:</text:p>
      <text:list text:style-name="LFO23" text:continue-numbering="true">
        <text:list-item>
          <text:p text:style-name="P12">Supporter l’émergence de start-up high-tech – Objectif de supporter 5 Licornes en 5 ans</text:p>
        </text:list-item>
        <text:list-item>
          <text:p text:style-name="P13">Engagement<text:s/>da des projets</text:p>
        </text:list-item>
        <text:list-item>
          <text:p text:style-name="P14">Accélération<text:s/>de projets<text:s/></text:p>
        </text:list-item>
        <text:list-item>
          <text:p text:style-name="P15">Stimulation<text:s/>de l’innovation</text:p>
        </text:list-item>
      </text:list>
      <text:p text:style-name="P16"/>
      <text:p text:style-name="P17">Ce programme se décompose en<text:s/>5 grandes activités à l’X<text:s/></text:p>
      <text:h text:style-name="Titre2" text:outline-level="2">Education – Développer l’esprit d’entreprenariat<text:s/></text:h>
      <text:p text:style-name="P18">L’objectif est de développer la fibre entrepreneuriale des étudiants, via notamment<text:s/>3<text:s/>Masters de Paris Saclay co-élaborés et opérés par l'X, consacrés à l’innovation et l’entrepreneuriat : PIC, IREN et IT&amp;E.</text:p>
      <text:p text:style-name="P19">Il existe également des<text:s/>programmes de formations<text:s/>courtes.</text:p>
      <text:p text:style-name="P20">Plus d’inforamtions :<text:s/><text:a xlink:href="https://www.polytechnique.edu/fr/formations-a-l-entrepreneuriat" office:target-frame-name="_top" xlink:show="replace"><text:span text:style-name="Lienhypertexte">https://www.polytechnique.edu/fr/formations-a-l-entrepreneuriat</text:span></text:a></text:p>
      <text:p text:style-name="P21"/>
      <text:h text:style-name="Titre2" text:outline-level="2">Accélération<text:s/>– X-Up</text:h>
      <text:p text:style-name="P22">Dans cette partie du programme, l’X intervient<text:s/>dans les premières phases de vie des startups.<text:s/>Il s’agit d’un programme de 6 mois renouvelable, aujourd’hui avec 7<text:s/>start-up dans l’accélérateur. Les start-ups bénéficient d’un processus de mentorat axé sur la technologie. Le travail réalisé et basé sur<text:s/>4 axes :<text:s/></text:p>
      <text:list text:style-name="LFO26" text:continue-numbering="true">
        <text:list-item>
          <text:p text:style-name="P23">Prototypage<text:s/></text:p>
        </text:list-item>
        <text:list-item>
          <text:p text:style-name="P24">Business Model</text:p>
        </text:list-item>
        <text:list-item>
          <text:p text:style-name="P25">Marché (acompagner pour trouver un premier client, premier contact)</text:p>
        </text:list-item>
        <text:list-item>
          <text:p text:style-name="P26">Business Plan</text:p>
        </text:list-item>
      </text:list>
      <text:soft-page-break/>
      <text:p text:style-name="P27">L’accompagnement<text:s/>est fait<text:s/>par l’équipe<text:s/>du programme Entrepreneuriat et Innovation<text:s/>et également par 3 mentors qui agissent volontairement.<text:s/></text:p>
      <text:p text:style-name="P28">En général,<text:s/>30-40% de start-up sont issus de l’école / anciens élèves – Les autres viennent de<text:s/>l’extérieur.</text:p>
      <text:p text:style-name="P29">Pour les participants, le bénéfice est de recevoir en plus 20 000 € et en échange l’école entre au capital (via la fondation X creation).<text:s/></text:p>
      <text:p text:style-name="P30">Pour sélectionner, accompagner et décider de la suite pour les start-ups un comité externe se réunit.</text:p>
      <text:p text:style-name="Normal"/>
      <text:p text:style-name="P31"><text:span text:style-name="T32">MESSAGE A RELAYER</text:span><text:span text:style-name="T33"> : Possibilité de postuler jusqu’au 28/02 pour la promo débutant en avril 2017</text:span></text:p>
      <text:h text:style-name="Titre2" text:outline-level="2">Incubation<text:s/>– Incubateur X-Tech</text:h>
      <text:p text:style-name="P34">Pour les étapes suivantes, X-Tech est l’incubateur de l’école, qui existait avant la mise en place du programme Entreprenariat et Innovation. C’est un programme de 2 à 4 ans, en connexion avec les laboratoires de recherche, les industriels de l’écosystème.</text:p>
      <text:p text:style-name="P35">17 Start-up<text:s/>sont dans ce programme aujourd’hui, avec la<text:s/>possibilité d’en accueillir 30.</text:p>
      <text:p text:style-name="P36"/>
      <text:h text:style-name="Titre2" text:outline-level="2">Prototypage</text:h>
      <text:p text:style-name="P37">Le centre dispose de<text:s/>4 espaces<text:s/>pour<text:s/>le prototypage :</text:p>
      <text:list text:style-name="LFO25" text:continue-numbering="true">
        <text:list-item>
          <text:p text:style-name="P38"><text:span text:style-name="T39">De l’idée au design</text:span><text:s/>– iLab - 10 stations informatiques pour la mise en plan, le design 3D</text:p>
        </text:list-item>
        <text:list-item>
          <text:p text:style-name="P40"><text:span text:style-name="T41">Du design au prototypage</text:span><text:s/>– Fab Lab – imprimantes 3D, prototypage rapide pour mettre en place des boucles de prototypage rapides</text:p>
        </text:list-item>
        <text:list-item>
          <text:p text:style-name="P42"><text:span text:style-name="T43">Du prototype à la pré-production</text:span><text:s/>– Machines plus avancées pour aller vers la pré-production</text:p>
        </text:list-item>
        <text:list-item>
          <text:p text:style-name="P44"><text:span text:style-name="T45">Espace réservé aux projets des élèves</text:span><text:s/>pour continuer des projets et potentiellement aller vers l’incubation.</text:p>
        </text:list-item>
      </text:list>
      <text:p text:style-name="P46"/>
      <text:h text:style-name="Titre2" text:outline-level="2">Espace de co-working<text:s/></text:h>
      <text:p text:style-name="P47">Pour ouvrir l’écosystème existant vers l’extérieur, cet espace est pour des partenaires tierces.<text:s/></text:p>
      <text:p text:style-name="P48"/>
      <text:p text:style-name="P49">Le Drahi X Novation Center est en lien avec les partenaires corporate<text:s/>de différentes façons. Cela peut être sous forme de<text:s/>partenariats,<text:s/>mais il existe aussi la<text:s/>possibilité pour les industriels<text:s/>de faire accélérer un projet<text:s/>dans l’incubateur,<text:s/>c’est un<text:s/>sorte de résidence<text:s/>pour le projet dans l’écosystème de l’X.<text:s/></text:p>
      <text:p text:style-name="P50">Le<text:s/>Nom du centre « Drahi X Innovation Center » vient du fait<text:s/><text:s/>que<text:s/>Patrick Drahi a été mécène du programme. Dans le cadre du mécénat, son nom a été donné au lieu pour 10 ans.</text:p>
      <text:p text:style-name="P51"/>
      <text:soft-page-break/>
      <text:h text:style-name="Titre1" text:outline-level="1">Séance de Qeustions/Réponses</text:h>
      <text:p text:style-name="P52">Q - Interactions<text:s/>avec les autres initiatives du plateau de Saclay ?</text:p>
      <text:p text:style-name="P53">Selon MS,<text:s/>Il y a notamment un besoin de présence du<text:s/>design sur le plateau de Saclay. Les entités scientifiques et business/management sont présentes mais le design manque. Un projet de création d’un<text:s/>Design Center<text:s/>est<text:s/>mené par l’Université de Paris Saclay.</text:p>
      <text:p text:style-name="P54">Il y a également des interactions entre les écoles, notamment avec HEC sur des échanges entre les incubateurs lorsque c’est<text:s/>pertinent.<text:s/>Certaines start-ups ayant postulé à l’X ont intégré l’incubateur d’HEC.</text:p>
      <text:p text:style-name="P55"/>
      <text:p text:style-name="P56">Q – Interaction avec les collectivités locales ?</text:p>
      <text:p text:style-name="P57">Les<text:s/>liens<text:s/>avec les collectivités locales a<text:s/>lieu<text:s/>notamment localement<text:s/>(plateau de Saclay et alentours)<text:s/>pour travailler sur le fait de garder des entreprises localement.<text:s/>Il peut y avoir un défaut d’espaces pour les entreprises qui se créent ou se développent localement mais qui ensuite ont besoin de plus d’espace pour continuer à grandir. C’est un sujet sur lequel MS travaille avec les collectivités.<text:s/></text:p>
      <text:p text:style-name="P58"/>
      <text:p text:style-name="P59">Q – Lien avec le design ?</text:p>
      <text:p text:style-name="P60">Rappel de l’importance du triptyque Ingénierie – Design – Management/Business. Il y a<text:s/>notamment en<text:s/>cours un recrutement d’un designer en résidence pour accompagner les accélérés et incubés<text:s/>du centre. <text:s/></text:p>
      <text:p text:style-name="P61">Le designer peut apporter du recul sur le projet,<text:s/>une réflexion sur les usages, une possibilité de faire connaître les projets <text:s/>et apporter un recul supplémentaire<text:s/></text:p>
      <text:p text:style-name="P62"/>
      <text:p text:style-name="P63">Q – Comment commencer / quelles sont les bonnes pratiques<text:s/>?</text:p>
      <text:p text:style-name="P64">Pour l’X, cela a<text:s/>vraiment<text:s/>commencé par les projets à recruter, intégrés 1 par 1 de manière progressive.<text:s/>Un point très important est<text:s/>la création et animation d’un réseau,<text:s/>la<text:s/>mise en place de communication sur les réseaux sociaux,<text:s/>l’organisation d’évènements<text:s/>pour garder le lieu dans une activité constante.</text:p>
      <text:p text:style-name="P65">Il faut veiller à organiser des<text:s/>ateliers<text:s/>qui engagent<text:s/>les participants et leur donne la<text:s/>parole<text:s/></text:p>
      <text:p text:style-name="P66">Un point important à l’X est le soutien d’un réseau d’anciens qui souhaitaient voir naître ce projet.<text:s/></text:p>
      <text:p text:style-name="P67"/>
      <text:p text:style-name="P68">Q – Qu’est ce qui marche moins bien ?</text:p>
      <text:p text:style-name="P69">Le mailing<text:s/>est une expérience qui n’a pas fonctionné pour fédérer une communauté au lancement du projet. L’injonction de faire ne marche pas, il faut engager les participants.<text:s/></text:p>
      <text:p text:style-name="P70"/>
      <text:p text:style-name="P71">Q –<text:s/>Les liens avec la propriété Intellectuelle / Discussion sur le cas de l’ESPCI ?</text:p>
      <text:p text:style-name="P72">Le choix de l’ESPCI est de ne pas revendiquer la PI sur les inventions<text:s/>de ses chercheurs. C’est<text:s/>un cas<text:s/>unique et permet<text:s/>plus de<text:s/>création.</text:p>
      <text:p text:style-name="P73">A l’X, la<text:s/>gestion de la PI dans des projets peut-être compliquée car les propriétés sont partagés, il doit y avoir des accords en amont (la PI peut être propriété de l’X, le CNRS, etc.).<text:s/>Les équipes juridiques de l’école sont là pour accompagner les projets sur ces sujets.</text:p>
      <text:p text:style-name="P74"/>
      <text:p text:style-name="P75">Q – Comment<text:s/>des<text:s/>entités externes à l’écosystème peuvent<text:s/>le rejoindre ?<text:s/>Comment proposer un accès à l’écosystème pour l’état ?</text:p>
      <text:soft-page-break/>
      <text:p text:style-name="P76">Pour ce qui est de trouver des réponses à<text:s/>des problématiques ou<text:s/>bien pour<text:s/>présenter des besoins<text:s/>identifiés par des entités (notamment publiques), MS a présenté<text:s/><text:s/>les Saclay Pitch Night pour<text:s/>potentiellement trouver des étudiants ou chercheurs qui pourraient prendre le sujet en main et se lancer dans des start-ups pour apporter des réponses, en partenariat avec les entités.<text:s/></text:p>
      <text:p text:style-name="P77"/>
      <text:p text:style-name="P78">Au sein de l’X, il y a la possibilité d’aborder des problématiques sur des temps plus ou moins long en intégrant des missions faites par des étudiants<text:s/>dans les Masters.<text:s/><text:s/></text:p>
      <text:p text:style-name="P79">Une autre possibilité pourrait être d’avoir des projets internes de l’état en<text:s/>résidence dans les espaces de l’X, notamment ceux venant de la tutelle de l’école<text:s/>(Défense).<text:s/></text:p>
      <text:p text:style-name="P80">MS propose l’organisation d’une rencontre entre les administrations / établissements pour exprimer des besoins, des problématiques et permettre la naissance d’approfondissements de sujet pouvant aller jusqu’à la start-up notamment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Arial Unicode MS" svg:font-family="Arial Unicode MS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Paragraphestandard" style:auto-update="true" style:default-outline-level="1">
      <style:paragraph-properties fo:keep-with-next="always" fo:widows="0" fo:orphans="0" fo:margin-top="0.25in">
        <style:tab-stops>
          <style:tab-stop style:type="left" style:position="0in"/>
          <style:tab-stop style:type="left" style:position="0.4923in"/>
          <style:tab-stop style:type="center" style:position="2.9534in"/>
          <style:tab-stop style:type="right" style:position="5.5125in"/>
        </style:tab-stops>
      </style:paragraph-properties>
      <style:text-properties fo:font-weight="bold" style:font-weight-asian="bold" fo:text-transform="uppercase" fo:hyphenate="false"/>
    </style:style>
    <style:style style:name="Titre2" style:display-name="Titre 2" style:family="paragraph" style:parent-style-name="Paragraphestandard" style:next-style-name="Paragraphestandard" style:auto-update="true" style:default-outline-level="2">
      <style:paragraph-properties fo:keep-with-next="always" fo:widows="0" fo:orphans="0" fo:margin-top="0.1666in"/>
      <style:text-properties fo:font-weight="bold" style:font-weight-asian="bold" style:font-size-complex="11pt" fo:hyphenate="false"/>
    </style:style>
    <style:style style:name="Titre3" style:display-name="Titre 3" style:family="paragraph" style:parent-style-name="Normal" style:next-style-name="Paragraphestandard" style:auto-update="true" style:default-outline-level="3">
      <style:paragraph-properties fo:keep-with-next="always" fo:widows="0" fo:orphans="0"/>
      <style:text-properties fo:font-weight="bold" style:font-weight-asian="bold" fo:font-style="italic" style:font-style-asian="italic" fo:hyphenate="false"/>
    </style:style>
    <style:style style:name="Titre4" style:display-name="Titre 4" style:family="paragraph" style:parent-style-name="Normal" style:next-style-name="Paragraphestandard" style:auto-update="true" style:default-outline-level="4">
      <style:paragraph-properties fo:widows="0" fo:orphans="0" fo:margin-top="0.1666in"/>
      <style:text-properties fo:font-style="italic" style:font-style-asian="italic" fo:hyphenate="false"/>
    </style:style>
    <style:style style:name="Titre5" style:display-name="Titre 5" style:family="paragraph" style:parent-style-name="Normal" style:next-style-name="Paragraphestandard" style:auto-update="true" style:default-outline-level="5">
      <style:paragraph-properties fo:keep-with-next="always" fo:margin-right="0.3937in"/>
      <style:text-properties style:font-weight-complex="bold" style:font-style-complex="italic" style:font-size-complex="13pt" fo:hyphenate="false"/>
    </style:style>
    <style:style style:name="Titre6" style:display-name="Titre 6" style:family="paragraph" style:parent-style-name="Titre9" style:next-style-name="Paragraphestandard" style:default-outline-level="6">
      <style:text-properties fo:font-style="normal" style:font-style-asian="normal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/>
      <style:text-properties style:font-weight-complex="bold" fo:font-style="italic" style:font-style-asian="italic" style:font-style-complex="italic" fo:font-size="9pt" style:font-size-asian="9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text-align="center"/>
      <style:text-properties fo:font-weight="bold" style:font-weight-asian="bold" style:font-weight-complex="bold" fo:font-size="14pt" style:font-size-asian="14pt" style:text-underline-type="single" style:text-underline-style="solid" style:text-underline-width="auto" style:text-underline-mode="continuous" fo:hyphenate="false"/>
    </style:style>
    <style:style style:name="Titre9" style:display-name="Titre 9" style:family="paragraph" style:parent-style-name="Paragraphestandard" style:next-style-name="Paragraphestandard" style:default-outline-level="9">
      <style:paragraph-properties fo:keep-with-next="always"/>
      <style:text-properties fo:font-style="italic" style:font-style-asian="italic" style:font-style-complex="italic" style:font-size-complex="11pt" fo:hyphenate="false"/>
    </style:style>
    <style:style style:name="Normal" style:display-name="Normal" style:family="paragraph">
      <style:paragraph-properties fo:keep-together="always" style:punctuation-wrap="simple" style:text-autospace="none" fo:text-align="justify" style:vertical-align="baseline" fo:margin-top="0.0833in" fo:margin-bottom="0.0833in" fo:text-indent="0.5909in">
        <style:tab-stops>
          <style:tab-stop style:type="center" style:position="2.9534in"/>
          <style:tab-stop style:type="right" style:position="5.9062in"/>
        </style:tab-stops>
      </style:paragraph-properties>
      <style:text-properties fo:font-size="11pt" style:font-size-asian="11pt" fo:hyphenate="false"/>
    </style:style>
    <style:style style:name="Policepardéfaut" style:display-name="Police par défaut" style:family="text"/>
    <style:style style:name="Paragraphestandard" style:display-name="Paragraphe standard" style:family="paragraph" style:parent-style-name="Normal">
      <style:text-properties fo:hyphenate="false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adresse" style:display-name="adresse" style:family="paragraph" style:parent-style-name="Normal">
      <style:paragraph-properties fo:line-height="0.1597in"/>
      <style:text-properties style:font-name="Arial" fo:text-transform="uppercase" fo:letter-spacing="0.0083in" fo:font-size="6pt" style:font-size-asian="6pt" fo:hyphenate="false"/>
    </style:style>
    <style:style style:name="Notedebasdepage" style:display-name="Note de bas de page" style:family="paragraph" style:parent-style-name="Normal">
      <style:text-properties fo:font-size="9pt" style:font-size-asian="9pt" fo:hyphenate="false"/>
    </style:style>
    <style:style style:name="affairesuivie" style:display-name="affaire suivie" style:family="paragraph" style:parent-style-name="Notedebasdepage">
      <style:paragraph-properties fo:line-height="0.1597in"/>
      <style:text-properties fo:letter-spacing="0.0083in" fo:font-size="11pt" style:font-size-asian="11pt" fo:hyphenate="false"/>
    </style:style>
    <style:style style:name="AFFAIRETELEPHONETELECOPIE" style:display-name="AFFAIRE TELEPHONE TELECOPIE" style:family="paragraph" style:parent-style-name="Normal">
      <style:text-properties style:font-name="Garamond" style:font-size-complex="11pt" fo:hyphenate="false"/>
    </style:style>
    <style:style style:name="Annexe1.1.-" style:display-name="Annexe 1.1. -" style:family="paragraph" style:parent-style-name="Normal" style:auto-update="true">
      <style:paragraph-properties style:punctuation-wrap="hanging" style:text-autospace="ideograph-alpha" style:vertical-align="auto">
        <style:tab-stops>
          <style:tab-stop style:type="left" style:position="0.5513in"/>
        </style:tab-stops>
      </style:paragraph-properties>
      <style:text-properties fo:font-size="12pt" style:font-size-asian="12pt" style:font-size-complex="12pt" fo:hyphenate="false"/>
    </style:style>
    <style:style style:name="Appelnotedebasdep." style:display-name="Appel note de bas de p." style:family="text">
      <style:text-properties style:text-position="super 65%"/>
    </style:style>
    <style:style style:name="Corpsdetexte" style:display-name="Corps de texte" style:family="paragraph" style:parent-style-name="Normal">
      <style:paragraph-properties>
        <style:tab-stops>
          <style:tab-stop style:type="left" style:position="0.4923in"/>
          <style:tab-stop style:type="center" style:position="2.9534in"/>
          <style:tab-stop style:type="right" style:position="5.9062in"/>
        </style:tab-stops>
      </style:paragraph-properties>
      <style:text-properties fo:hyphenate="false"/>
    </style:style>
    <style:style style:name="CompanyName" style:display-name="Company Name" style:family="paragraph" style:parent-style-name="Corpsdetexte">
      <style:paragraph-properties fo:text-align="center" fo:margin-bottom="0.0277in" fo:text-indent="0in"/>
      <style:text-properties fo:text-transform="uppercase" fo:letter-spacing="0.052in" fo:hyphenate="false"/>
    </style:style>
    <style:style style:name="Contenudetableau" style:display-name="Contenu de tableau" style:family="paragraph" style:parent-style-name="Normal">
      <style:paragraph-properties fo:widows="0" fo:orphans="0" text:number-lines="false" style:punctuation-wrap="hanging" style:text-autospace="ideograph-alpha" style:vertical-align="auto">
        <style:tab-stops/>
      </style:paragraph-properties>
      <style:text-properties style:font-name-asian="Arial Unicode MS" style:font-name-complex="Tahoma" fo:font-size="12pt" style:font-size-asian="12pt" style:font-size-complex="12pt" fo:hyphenate="false"/>
    </style:style>
    <style:style style:name="CORPSDETEXTE0" style:display-name="CORPS DE TEXTE" style:family="paragraph" style:parent-style-name="Normal" style:auto-update="true">
      <style:paragraph-properties fo:margin-left="0.7875in">
        <style:tab-stops>
          <style:tab-stop style:type="center" style:position="2.1659in"/>
          <style:tab-stop style:type="right" style:position="5.1187in"/>
        </style:tab-stops>
      </style:paragraph-properties>
      <style:text-properties style:font-name="Garamond" fo:font-size="12pt" style:font-size-asian="12pt" style:font-size-complex="12pt" fo:hyphenate="false"/>
    </style:style>
    <style:style style:name="DIRECTION" style:display-name="DIRECTION" style:family="paragraph" style:parent-style-name="Normal" style:auto-update="true">
      <style:paragraph-properties fo:margin-top="0.4333in" fo:margin-bottom="0.0416in" fo:margin-right="-0.4923in"/>
      <style:text-properties style:font-name="Arial" fo:font-weight="bold" style:font-weight-asian="bold" style:font-weight-complex="bold" fo:text-transform="uppercase" fo:letter-spacing="0.0083in" fo:font-size="7.5pt" style:font-size-asian="7.5pt" style:font-size-complex="7.5pt" fo:hyphenate="false"/>
    </style:style>
    <style:style style:name="DocumentLabel" style:display-name="Document Label" style:family="paragraph" style:next-style-name="Normal">
      <style:paragraph-properties fo:border-top="0.0312in double #808080" style:border-line-width-top="0.0104in 0.0104in 0.0104in" fo:border-left="none" fo:border-bottom="0.0312in double #808080" style:border-line-width-bottom="0.0104in 0.0104in 0.0104in" fo:border-right="none" fo:padding-top="0.1111in" fo:padding-left="0in" fo:padding-bottom="0.1111in" fo:padding-right="0in" style:shadow="none" fo:text-align="center" fo:margin-bottom="0.0277in" style:line-height-at-least="0.1666in"/>
      <style:text-properties style:font-name="Garamond" fo:font-weight="bold" style:font-weight-asian="bold" fo:text-transform="uppercase" fo:letter-spacing="0.0138in" fo:font-size="9pt" style:font-size-asian="9pt" fo:language="en" fo:country="US" style:language-asian="en" style:country-asian="US" fo:hyphenate="false"/>
    </style:style>
    <style:style style:name="Élevé" style:display-name="Élevé" style:family="text">
      <style:text-properties fo:font-weight="bold" style:font-weight-asian="bold"/>
    </style:style>
    <style:style style:name="Enclosure" style:display-name="Enclosure" style:family="paragraph" style:parent-style-name="Corpsdetexte" style:next-style-name="Normal">
      <style:paragraph-properties fo:margin-top="0.1527in" fo:text-indent="0in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2.9534in"/>
          <style:tab-stop style:type="center" style:position="3.15in"/>
          <style:tab-stop style:type="right" style:position="5.9062in"/>
          <style:tab-stop style:type="right" style:position="6.3in"/>
        </style:tab-stops>
      </style:paragraph-properties>
      <style:text-properties fo:font-weight="bold" style:font-weight-asian="bold" fo:hyphenate="false"/>
    </style:style>
    <style:style style:name="En-têtedemessage" style:display-name="En-tête de message" style:family="paragraph" style:parent-style-name="Corpsdetexte">
      <style:paragraph-properties fo:text-align="start" fo:margin-left="0.75in" fo:text-indent="-0.75in">
        <style:tab-stops>
          <style:tab-stop style:type="left" style:position="-0.2576in"/>
          <style:tab-stop style:type="center" style:position="2.2034in"/>
          <style:tab-stop style:type="right" style:position="5.1562in"/>
        </style:tab-stops>
      </style:paragraph-properties>
      <style:text-properties fo:text-transform="uppercase" fo:font-size="9pt" style:font-size-asian="9pt" fo:hyphenate="false"/>
    </style:style>
    <style:style style:name="Formuledepolitesse" style:display-name="Formule de politesse" style:family="paragraph" style:parent-style-name="Normal" style:next-style-name="Normal">
      <style:paragraph-properties style:line-height-at-least="0.1527in"/>
      <style:text-properties style:font-name="Garamond" fo:hyphenate="false"/>
    </style:style>
    <style:style style:name="HeaderBase" style:display-name="Header Base" style:family="paragraph" style:parent-style-name="Corpsdetexte">
      <style:paragraph-properties fo:margin-bottom="0in">
        <style:tab-stops>
          <style:tab-stop style:type="left" style:position="0.4923in"/>
          <style:tab-stop style:type="center" style:position="2.9534in"/>
          <style:tab-stop style:type="center" style:position="3in"/>
          <style:tab-stop style:type="right" style:position="5.9062in"/>
          <style:tab-stop style:type="right" style:position="6in"/>
        </style:tab-stops>
      </style:paragraph-properties>
      <style:text-properties fo:hyphenate="false"/>
    </style:style>
    <style:style style:name="Heading5Char" style:display-name="Heading 5 Char" style:family="text" style:parent-style-name="Policepardéfaut">
      <style:text-properties style:font-weight-complex="bold" style:font-style-complex="italic" fo:font-size="11pt" style:font-size-asian="11pt" style:font-size-complex="13pt" fo:language="fr" fo:country="FR" style:language-asian="fr" style:country-asian="FR" style:language-complex="ar" style:country-complex="SA"/>
    </style:style>
    <style:style style:name="HeadingBase" style:display-name="Heading Base" style:family="paragraph" style:parent-style-name="Corpsdetexte" style:next-style-name="Corpsdetexte">
      <style:paragraph-properties fo:keep-with-next="always" fo:text-align="start" fo:margin-bottom="0in" fo:text-indent="0in"/>
      <style:text-properties style:letter-kerning="true" fo:hyphenate="false"/>
    </style:style>
    <style:style style:name="Légende" style:display-name="Légende" style:family="paragraph" style:parent-style-name="Normal" style:next-style-name="Normal">
      <style:paragraph-properties fo:keep-with-next="always" fo:text-align="center" fo:margin-top="0.1666in"/>
      <style:text-properties style:font-weight-complex="bold"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LIEU-DATE" style:display-name="LIEU-DATE" style:family="paragraph" style:parent-style-name="Normal" style:auto-update="true">
      <style:paragraph-properties fo:margin-top="0.3937in" fo:margin-left="0.8659in">
        <style:tab-stops>
          <style:tab-stop style:type="center" style:position="2.0875in"/>
          <style:tab-stop style:type="right" style:position="5.0402in"/>
        </style:tab-stops>
      </style:paragraph-properties>
      <style:text-properties style:font-name="Arial" fo:hyphenate="false"/>
    </style:style>
    <style:style style:name="Listeàpuces" style:display-name="Liste à puces" style:family="paragraph" style:parent-style-name="Normal" style:list-style-name="LFO2">
      <style:paragraph-properties>
        <style:tab-stops>
          <style:tab-stop style:type="left" style:position="0.0534in"/>
          <style:tab-stop style:type="left" style:position="0.118in"/>
        </style:tab-stops>
      </style:paragraph-properties>
      <style:text-properties fo:hyphenate="false"/>
    </style:style>
    <style:style style:name="Listeàpuces2" style:display-name="Liste à puces 2" style:family="paragraph" style:parent-style-name="Listeàpuces" style:auto-update="true" style:list-style-name="LFO4">
      <style:paragraph-properties style:punctuation-wrap="hanging" style:text-autospace="ideograph-alpha" style:vertical-align="auto" fo:margin-top="0in" fo:margin-bottom="0.1666in" style:line-height-at-least="0.1666in" fo:margin-right="0.5in">
        <style:tab-stops/>
      </style:paragraph-properties>
      <style:text-properties style:font-name="Garamond" style:font-size-complex="12pt" style:language-asian="en" style:country-asian="US" fo:hyphenate="false"/>
    </style:style>
    <style:style style:name="MessageHeaderFirst" style:display-name="Message Header First" style:family="paragraph" style:parent-style-name="En-têtedemessage" style:next-style-name="En-têtedemessage">
      <style:paragraph-properties fo:margin-top="0.25in"/>
      <style:text-properties fo:hyphenate="false"/>
    </style:style>
    <style:style style:name="MessageHeaderLabel" style:display-name="Message Header Label" style:family="text">
      <style:text-properties fo:font-weight="bold" style:font-weight-asian="bold" fo:font-size="9pt" style:font-size-asian="9pt"/>
    </style:style>
    <style:style style:name="MessageHeaderLast" style:display-name="Message Header Last" style:family="paragraph" style:parent-style-name="En-têtedemessage" style:next-style-name="Corpsdetexte">
      <style:paragraph-properties fo:border-top="none" fo:border-left="none" fo:border-bottom="0.0104in solid #808080" fo:border-right="none" fo:padding-top="0in" fo:padding-left="0in" fo:padding-bottom="0.25in" fo:padding-right="0in" style:shadow="none" fo:margin-bottom="0.25in"/>
      <style:text-properties fo:hyphenate="false"/>
    </style:style>
    <style:style style:name="NormalWeb" style:display-name="Normal (Web)" style:family="paragraph" style:parent-style-name="Normal">
      <style:paragraph-properties style:punctuation-wrap="hanging" style:text-autospace="ideograph-alpha" style:vertical-align="auto" fo:margin-top="0.0694in" fo:margin-bottom="0.0694in">
        <style:tab-stops/>
      </style:paragraph-properties>
      <style:text-properties fo:font-size="12pt" style:font-size-asian="12pt" style:font-size-complex="12pt" fo:hyphenate="false"/>
    </style:style>
    <style:style style:name="Normalcentré" style:display-name="Normal centré" style:family="paragraph" style:parent-style-name="Normal">
      <style:paragraph-properties style:punctuation-wrap="hanging" style:text-autospace="ideograph-alpha" style:vertical-align="auto" fo:margin-left="0.0763in" fo:margin-right="0.0763in">
        <style:tab-stops/>
      </style:paragraph-properties>
      <style:text-properties fo:font-size="12pt" style:font-size-asian="12pt" style:font-size-complex="12pt" fo:hyphenate="false"/>
    </style:style>
    <style:style style:name="Normal.Tableau" style:display-name="Normal.Tableau" style:family="paragraph">
      <style:paragraph-properties style:punctuation-wrap="simple" style:text-autospace="none" style:vertical-align="baseline"/>
      <style:text-properties fo:font-size="11pt" style:font-size-asian="11pt" fo:hyphenate="false"/>
    </style:style>
    <style:style style:name="Numérodepage" style:display-name="Numéro de page" style:family="text" style:parent-style-name="Policepardéfaut">
      <style:text-properties style:font-name="Times New Roman" fo:font-size="9pt" style:font-size-asian="9pt"/>
    </style:style>
    <style:style style:name="Obs" style:display-name="Obs" style:family="text" style:parent-style-name="Policepardéfaut">
      <style:text-properties style:font-name="Times New Roman" fo:font-weight="bold" style:font-weight-asian="bold" fo:text-transform="uppercase" fo:font-size="11pt" style:font-size-asian="11pt" style:text-underline-type="single" style:text-underline-style="solid" style:text-underline-width="auto" style:text-underline-mode="continuous"/>
    </style:style>
    <style:style style:name="Pagedegarde" style:display-name="Page de garde" style:family="paragraph" style:parent-style-name="Normal">
      <style:paragraph-properties fo:text-align="center"/>
      <style:text-properties fo:font-weight="bold" style:font-weight-asian="bold" fo:text-transform="uppercase" fo:font-size="14pt" style:font-size-asian="14pt" fo:hyphenate="false"/>
    </style:style>
    <style:style style:name="paragraphe" style:display-name="paragraphe" style:family="paragraph" style:parent-style-name="Normal">
      <style:paragraph-properties>
        <style:tab-stops/>
      </style:paragraph-properties>
      <style:text-properties style:font-size-complex="11pt" fo:hyphenate="false"/>
    </style:style>
    <style:style style:name="Paragrapheavecobs." style:display-name="Paragraphe avec obs." style:family="paragraph" style:next-style-name="Normal">
      <style:paragraph-properties fo:keep-with-next="always" fo:keep-together="always" style:punctuation-wrap="simple" style:text-autospace="none" fo:text-align="justify" style:vertical-align="baseline" fo:margin-top="0.1666in" fo:margin-bottom="0.1666in" fo:line-height="0.1666in" fo:text-indent="-0.3937in">
        <style:tab-stops>
          <style:tab-stop style:type="left" style:position="0.7875in"/>
        </style:tab-stops>
      </style:paragraph-properties>
      <style:text-properties fo:font-size="11pt" style:font-size-asian="11pt" fo:hyphenate="false"/>
    </style:style>
    <style:style style:name="Paragraphedébuténumération" style:display-name="Paragraphe début énumération" style:family="paragraph" style:parent-style-name="Normal" style:next-style-name="Listeàpuces">
      <style:paragraph-properties fo:keep-with-next="always">
        <style:tab-stops/>
      </style:paragraph-properties>
      <style:text-properties fo:hyphenate="false"/>
    </style:style>
    <style:style style:name="Paragrapheexplications" style:display-name="Paragraphe explications" style:family="paragraph" style:parent-style-name="Normal" style:next-style-name="Normal" style:list-style-name="LFO5">
      <style:paragraph-properties fo:margin-top="0.0416in" fo:margin-bottom="0.0416in">
        <style:tab-stops>
          <style:tab-stop style:type="left" style:position="1.0375in"/>
        </style:tab-stops>
      </style:paragraph-properties>
      <style:text-properties style:font-name="Arial" fo:font-size="10pt" style:font-size-asian="10pt" fo:hyphenate="false"/>
    </style:style>
    <style:style style:name="Pieddepage" style:display-name="Pied de page" style:family="paragraph" style:parent-style-name="Normal">
      <style:paragraph-properties fo:text-align="center">
        <style:tab-stops>
          <style:tab-stop style:type="center" style:position="3.15in"/>
          <style:tab-stop style:type="right" style:position="6.3in"/>
        </style:tab-stops>
      </style:paragraph-properties>
      <style:text-properties fo:font-size="9pt" style:font-size-asian="9pt" style:font-size-complex="9pt" fo:hyphenate="false"/>
    </style:style>
    <style:style style:name="REFERENCES" style:display-name="REFERENCES" style:family="paragraph" style:parent-style-name="Normal">
      <style:paragraph-properties fo:margin-top="0.3937in"/>
      <style:text-properties style:font-name="Garamond" style:font-size-complex="11pt" fo:hyphenate="false"/>
    </style:style>
    <style:style style:name="Retraitcorpsdetexte" style:display-name="Retrait corps de texte" style:family="paragraph" style:parent-style-name="Normal">
      <style:paragraph-properties fo:margin-left="0.9958in" fo:text-indent="-0.0125in">
        <style:tab-stops>
          <style:tab-stop style:type="center" style:position="1.9576in"/>
          <style:tab-stop style:type="right" style:position="4.9104in"/>
        </style:tab-stops>
      </style:paragraph-properties>
      <style:text-properties fo:hyphenate="false"/>
    </style:style>
    <style:style style:name="Retraitcorpsdetexte2" style:display-name="Retrait corps de texte 2" style:family="paragraph" style:parent-style-name="Normal">
      <style:paragraph-properties fo:line-height="200%" fo:margin-left="0.1965in">
        <style:tab-stops>
          <style:tab-stop style:type="center" style:position="2.7569in"/>
          <style:tab-stop style:type="right" style:position="5.7097in"/>
        </style:tab-stops>
      </style:paragraph-properties>
      <style:text-properties fo:hyphenate="false"/>
    </style:style>
    <style:style style:name="Retraitcorpsdetexte21" style:display-name="Retrait corps de texte 21" style:family="paragraph" style:parent-style-name="Normal">
      <style:paragraph-properties style:punctuation-wrap="hanging" style:text-autospace="ideograph-alpha" style:vertical-align="auto" fo:margin-left="0.2958in" fo:text-indent="0.4916in">
        <style:tab-stops/>
      </style:paragraph-properties>
      <style:text-properties fo:font-size="10pt" style:font-size-asian="10pt" fo:hyphenate="false"/>
    </style:style>
    <style:style style:name="Retraitnormal" style:display-name="Retrait normal" style:family="paragraph" style:parent-style-name="Normal">
      <style:paragraph-properties fo:margin-left="0.5in">
        <style:tab-stops>
          <style:tab-stop style:type="center" style:position="2.4534in"/>
          <style:tab-stop style:type="right" style:position="5.4062in"/>
        </style:tab-stops>
      </style:paragraph-properties>
      <style:text-properties fo:hyphenate="false"/>
    </style:style>
    <style:style style:name="ReturnAddress" style:display-name="Return Address" style:family="paragraph">
      <style:paragraph-properties fo:text-align="center" style:line-height-at-least="0.1666in" fo:margin-right="-0.1666in"/>
      <style:text-properties style:font-name="Garamond" fo:text-transform="uppercase" fo:letter-spacing="0.0208in" fo:font-size="7.5pt" style:font-size-asian="7.5pt" fo:language="en" fo:country="US" style:language-asian="en" style:country-asian="US" fo:hyphenate="false"/>
    </style:style>
    <style:style style:name="Signature1" style:display-name="Signature1" style:family="paragraph" style:parent-style-name="Normal">
      <style:paragraph-properties fo:text-align="start" fo:margin-top="0.5in" fo:margin-bottom="0in" fo:margin-left="3.3506in" fo:text-indent="0in">
        <style:tab-stops/>
      </style:paragraph-properties>
      <style:text-properties fo:font-variant="small-caps" style:font-size-complex="11pt" fo:hyphenate="false"/>
    </style:style>
    <style:style style:name="SignatureJobTitle" style:display-name="Signature Job Title" style:family="paragraph" style:parent-style-name="Normal" style:next-style-name="Normal">
      <style:paragraph-properties fo:margin-top="0in" fo:text-indent="0in"/>
      <style:text-properties fo:hyphenate="false"/>
    </style:style>
    <style:style style:name="SignatureName" style:display-name="Signature Name" style:family="paragraph" style:parent-style-name="Normal" style:next-style-name="SignatureJobTitle">
      <style:paragraph-properties fo:keep-with-next="always" fo:margin-top="0.4583in" fo:margin-bottom="0in" fo:text-indent="0in">
        <style:tab-stops>
          <style:tab-stop style:type="left" style:position="0.4923in"/>
          <style:tab-stop style:type="center" style:position="2.9534in"/>
          <style:tab-stop style:type="right" style:position="5.9062in"/>
        </style:tab-stops>
      </style:paragraph-properties>
      <style:text-properties fo:hyphenate="false"/>
    </style:style>
    <style:style style:name="Slogan" style:display-name="Slogan" style:family="text" style:parent-style-name="Policepardéfaut">
      <style:text-properties fo:font-style="italic" style:font-style-asian="italic" fo:letter-spacing="0.0486in" fo:font-size="10.5pt" style:font-size-asian="10.5pt"/>
    </style:style>
    <style:style style:name="Source" style:display-name="Source" style:family="paragraph" style:parent-style-name="Paragraphestandard" style:next-style-name="Paragraphestandard">
      <style:paragraph-properties fo:keep-together="auto" fo:margin-top="0.0277in" fo:text-indent="0in"/>
      <style:text-properties fo:font-style="italic" style:font-style-asian="italic" fo:font-size="9pt" style:font-size-asian="9pt" style:text-underline-type="single" style:text-underline-style="solid" style:text-underline-width="auto" style:text-underline-mode="skip-white-space" fo:hyphenate="false"/>
    </style:style>
    <style:style style:name="SOUS-DIRECTIONADRESSE" style:display-name="SOUS-DIRECTION  ADRESSE" style:family="paragraph" style:parent-style-name="Normal">
      <style:paragraph-properties fo:margin-bottom="0.0416in"/>
      <style:text-properties style:font-name="Arial" fo:text-transform="uppercase" fo:font-size="6.5pt" style:font-size-asian="6.5pt" style:font-size-complex="6.5pt" fo:hyphenate="false"/>
    </style:style>
    <style:style style:name="Titre" style:display-name="Titre" style:family="paragraph" style:parent-style-name="Normal" style:next-style-name="Normal">
      <style:paragraph-properties fo:keep-with-next="always" fo:break-before="page" fo:text-align="center" fo:margin-top="0.3333in" fo:margin-bottom="0.3333in" fo:line-height="150%" fo:margin-left="1.1812in" fo:margin-right="1.1812in">
        <style:tab-stops>
          <style:tab-stop style:type="center" style:position="1.7722in"/>
          <style:tab-stop style:type="right" style:position="4.725in"/>
        </style:tab-stops>
      </style:paragraph-properties>
      <style:text-properties style:font-name-complex="Arial" fo:font-weight="bold" style:font-weight-asian="bold" style:font-weight-complex="bold" fo:text-transform="uppercase" style:letter-kerning="true" style:font-size-complex="16pt" style:text-underline-type="single" style:text-underline-style="solid" style:text-underline-width="auto" style:text-underline-mode="continuous" fo:hyphenate="false"/>
    </style:style>
    <style:style style:name="StyleTitreAvant12ptAprès12pt" style:display-name="Style Titre + Avant : 12 pt Après : 12 pt" style:family="paragraph" style:parent-style-name="Titre" style:auto-update="true">
      <style:paragraph-properties fo:margin-top="0.1666in" fo:margin-bottom="0.1666in"/>
      <style:text-properties style:font-name-complex="Times New Roman" style:font-size-complex="10pt" fo:hyphenate="false"/>
    </style:style>
    <style:style style:name="StyleTitre5Droite0cm" style:display-name="Style Titre 5 + Droite :  0 cm" style:family="paragraph" style:parent-style-name="Titre5" style:auto-update="true" style:default-outline-level="5">
      <style:paragraph-properties fo:margin-right="0in"/>
      <style:text-properties style:font-weight-complex="normal" style:font-style-complex="normal" style:font-size-complex="10pt" fo:hyphenate="false"/>
    </style:style>
    <style:style style:name="Tableauentête" style:display-name="Tableau entête" style:family="paragraph" style:parent-style-name="Normal">
      <style:paragraph-properties fo:keep-with-next="always" fo:text-align="center" fo:margin-top="0.0416in" fo:margin-bottom="0.0416in"/>
      <style:text-properties fo:font-weight="bold" style:font-weight-asian="bold" fo:font-size="9pt" style:font-size-asian="9pt" fo:hyphenate="false"/>
    </style:style>
    <style:style style:name="Tableaulibellés" style:display-name="Tableau libellés" style:family="paragraph" style:parent-style-name="Normal">
      <style:text-properties fo:font-size="10pt" style:font-size-asian="10pt" fo:hyphenate="false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itreSommaire" style:display-name="Titre Sommaire" style:family="paragraph" style:parent-style-name="Titre" style:next-style-name="Normal" style:auto-update="true">
      <style:text-properties fo:hyphenate="false"/>
    </style:style>
    <style:style style:name="TM1" style:display-name="TM 1" style:family="paragraph" style:parent-style-name="Normal" style:next-style-name="Normal">
      <style:paragraph-properties>
        <style:tab-stops/>
      </style:paragraph-properties>
      <style:text-properties fo:font-weight="bold" style:font-weight-asian="bold" style:font-weight-complex="bold" fo:text-transform="uppercase" style:font-size-complex="12pt" fo:hyphenate="false"/>
    </style:style>
    <style:style style:name="TM2" style:display-name="TM 2" style:family="paragraph" style:parent-style-name="Normal" style:next-style-name="Normal">
      <style:paragraph-properties fo:margin-left="0.1527in">
        <style:tab-stops/>
      </style:paragraph-properties>
      <style:text-properties fo:font-variant="small-caps" style:font-size-complex="12pt" fo:hyphenate="false"/>
    </style:style>
    <style:style style:name="TM3" style:display-name="TM 3" style:family="paragraph" style:parent-style-name="Normal" style:next-style-name="Normal">
      <style:paragraph-properties fo:margin-left="0.3055in">
        <style:tab-stops/>
      </style:paragraph-properties>
      <style:text-properties fo:font-style="italic" style:font-style-asian="italic" style:font-style-complex="italic" style:font-size-complex="12pt" fo:hyphenate="false"/>
    </style:style>
    <style:style style:name="TM4" style:display-name="TM 4" style:family="paragraph" style:parent-style-name="Normal" style:next-style-name="Normal" style:auto-update="true">
      <style:paragraph-properties fo:margin-left="0.4583in">
        <style:tab-stops/>
      </style:paragraph-properties>
      <style:text-properties style:font-size-complex="10.5pt" fo:hyphenate="false"/>
    </style:style>
    <style:style style:name="TM5" style:display-name="TM 5" style:family="paragraph" style:parent-style-name="Normal" style:next-style-name="Normal" style:auto-update="true">
      <style:paragraph-properties fo:margin-left="0.6111in">
        <style:tab-stops/>
      </style:paragraph-properties>
      <style:text-properties style:font-size-complex="10.5pt" fo:hyphenate="false"/>
    </style:style>
    <style:style style:name="TM6" style:display-name="TM 6" style:family="paragraph" style:parent-style-name="Normal" style:next-style-name="Normal" style:auto-update="true">
      <style:paragraph-properties fo:margin-left="0.7638in">
        <style:tab-stops/>
      </style:paragraph-properties>
      <style:text-properties style:font-size-complex="10.5pt" fo:hyphenate="false"/>
    </style:style>
    <style:style style:name="TM7" style:display-name="TM 7" style:family="paragraph" style:parent-style-name="Normal" style:next-style-name="Normal" style:auto-update="true">
      <style:paragraph-properties fo:margin-left="0.9166in">
        <style:tab-stops/>
      </style:paragraph-properties>
      <style:text-properties style:font-size-complex="10.5pt" fo:hyphenate="false"/>
    </style:style>
    <style:style style:name="TM8" style:display-name="TM 8" style:family="paragraph" style:parent-style-name="Normal" style:next-style-name="Normal" style:auto-update="true">
      <style:paragraph-properties fo:margin-left="1.0694in">
        <style:tab-stops/>
      </style:paragraph-properties>
      <style:text-properties style:font-size-complex="10.5pt" fo:hyphenate="false"/>
    </style:style>
    <style:style style:name="TM9" style:display-name="TM 9" style:family="paragraph" style:parent-style-name="Normal" style:next-style-name="Normal" style:auto-update="true">
      <style:paragraph-properties fo:margin-left="1.2222in">
        <style:tab-stops/>
      </style:paragraph-properties>
      <style:text-properties style:font-size-complex="10.5pt" fo:hyphenate="false"/>
    </style:style>
    <style:style style:name="TT" style:display-name="TT" style:family="paragraph">
      <style:paragraph-properties fo:keep-with-next="always" fo:widows="0" fo:orphans="0" style:punctuation-wrap="simple" style:text-autospace="none" fo:text-align="center" style:vertical-align="baseline" fo:margin-bottom="0.0833in"/>
      <style:text-properties fo:font-weight="bold" style:font-weight-asian="bold" fo:text-transform="uppercase" fo:font-size="11pt" style:font-size-asian="11pt" style:text-underline-type="single" style:text-underline-style="solid" style:text-underline-width="auto" style:text-underline-mode="continuous" fo:hyphenate="false"/>
    </style:style>
    <style:style style:name="Paragraphedeliste" style:display-name="Paragraphe de liste" style:family="paragraph" style:parent-style-name="Normal">
      <style:paragraph-properties fo:margin-left="0.5in">
        <style:tab-stops>
          <style:tab-stop style:type="center" style:position="2.4534in"/>
          <style:tab-stop style:type="right" style:position="5.4062in"/>
        </style:tab-stops>
      </style:paragraph-properties>
      <style:text-properties fo:hyphenate="false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I">
        <style:list-level-properties text:space-before="0in" text:min-label-width="0.3937in"/>
      </text:outline-level-style>
      <text:outline-level-style text:level="2" style:num-suffix="." style:num-format="A" style:num-letter-sync="true">
        <style:list-level-properties text:space-before="0.3937in" text:min-label-width="0.3937in"/>
      </text:outline-level-style>
      <text:outline-level-style text:level="3" style:num-suffix="." style:num-format="1">
        <style:list-level-properties text:space-before="0.7875in" text:min-label-width="0in"/>
      </text:outline-level-style>
      <text:outline-level-style text:level="4" style:num-suffix=")" style:num-format="a" style:num-letter-sync="true">
        <style:list-level-properties text:space-before="0.7875in" text:min-label-width="0in"/>
      </text:outline-level-style>
      <text:outline-level-style text:level="5" style:num-suffix="." style:num-format="1">
        <style:list-level-properties text:space-before="0.7875in" text:min-label-width="0in"/>
      </text:outline-level-style>
      <text:outline-level-style text:level="6" style:num-suffix="." style:num-format="1">
        <style:list-level-properties text:space-before="3.0687in" text:min-label-width="0.1972in"/>
      </text:outline-level-style>
      <text:outline-level-style text:level="7" style:num-format=""/>
      <text:outline-level-style text:level="8" style:num-format=""/>
      <text:outline-level-style text:level="9" style:num-suffix="." style:num-format="1">
        <style:list-level-properties text:space-before="3.0687in" text:min-label-width="0.1972in"/>
      </text:outline-level-style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Times New Roman" style:font-name-complex="Times New Roman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LFO2">
      <text:list-level-style-bullet text:level="1" text:style-name="WW_CharLFO2LVL1" text:bullet-char="-">
        <style:list-level-properties text:space-before="0.5909in" text:min-label-width="0.1965in"/>
        <style:text-properties style:font-name="Times New Roman"/>
      </text:list-level-style-bullet>
      <text:list-level-style-bullet text:level="2" text:style-name="WW_CharLFO2LVL2" text:bullet-char="o">
        <style:list-level-properties text:space-before="1.9312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2.4312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931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3.4312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9312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4.4312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9312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5.4312in" text:min-label-width="0.25in"/>
        <style:text-properties style:font-name="Wingdings"/>
      </text:list-level-style-bullet>
    </text:list-style>
    <style:style style:name="WW_CharLFO3LVL1" style:family="text">
      <style:text-properties style:font-name="Symbol"/>
    </style:style>
    <text:list-style style:name="LFO4">
      <text:list-level-style-bullet text:level="1" text:bullet-char="">
        <style:list-level-properties text:space-before="0.25in" text:min-label-width="0.25in"/>
        <style:text-properties style:font-name="Wingdings"/>
      </text:list-level-style-bullet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LFO5">
      <text:list-level-style-bullet text:level="1" text:style-name="WW_CharLFO5LVL1" text:bullet-char="">
        <style:list-level-properties text:space-before="0.7875in" text:min-label-width="0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6LVL1" style:family="text">
      <style:text-properties style:font-name="Times New Roman" style:font-name-asian="Times New Roman" style:font-name-complex="Times New Roman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1965in" text:min-label-width="0.25in"/>
        <style:text-properties style:font-name="Symbol"/>
      </text:list-level-style-bullet>
    </text:list-style>
    <text:list-style style:name="LFO6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-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bullet text:level="5" text:bullet-char="–">
        <style:list-level-properties text:space-before="0.7875in" text:min-label-width="0in"/>
      </text:list-level-style-bullet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7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8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9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10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12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12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13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13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14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14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15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15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16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17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18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19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number text:level="5" style:num-prefix="(" style:num-suffix=")" style:num-format="a" style:num-letter-sync="true">
        <style:list-level-properties text:space-before="4.15in" text:min-label-width="0.25in"/>
      </text:list-level-style-number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20">
      <text:list-level-style-number text:level="1" style:num-suffix="." style:num-format="I">
        <style:list-level-properties text:space-before="0in" text:min-label-width="0.3937in"/>
      </text:list-level-style-number>
      <text:list-level-style-number text:level="2" style:num-suffix="." style:num-format="A" style:num-letter-sync="true">
        <style:list-level-properties text:space-before="0.3937in" text:min-label-width="0.3937in"/>
      </text:list-level-style-number>
      <text:list-level-style-number text:level="3" style:num-suffix=".-" style:num-format="1">
        <style:list-level-properties text:space-before="0.7875in" text:min-label-width="0in"/>
      </text:list-level-style-number>
      <text:list-level-style-number text:level="4" style:num-suffix=")" style:num-format="a" style:num-letter-sync="true">
        <style:list-level-properties text:space-before="0.7875in" text:min-label-width="0in"/>
      </text:list-level-style-number>
      <text:list-level-style-bullet text:level="5" text:bullet-char="–">
        <style:list-level-properties text:space-before="0.7875in" text:min-label-width="0in"/>
      </text:list-level-style-bullet>
      <text:list-level-style-number text:level="6" style:num-prefix="(" style:num-suffix=")" style:num-format="i">
        <style:list-level-properties text:space-before="4.4in" text:min-label-width="0.25in"/>
      </text:list-level-style-number>
      <text:list-level-style-number text:level="7" style:num-suffix="." style:num-format="1">
        <style:list-level-properties text:space-before="4.65in" text:min-label-width="0.25in"/>
      </text:list-level-style-number>
      <text:list-level-style-number text:level="8" style:num-suffix="." style:num-format="a" style:num-letter-sync="true">
        <style:list-level-properties text:space-before="4.9in" text:min-label-width="0.25in"/>
      </text:list-level-style-number>
      <text:list-level-style-number text:level="9" style:num-suffix="." style:num-format="i">
        <style:list-level-properties text:space-before="5.15in" text:min-label-width="0.25in"/>
      </text:list-level-style-number>
    </text:list-style>
    <text:list-style style:name="LFO21">
      <text:list-level-style-bullet text:level="1" text:style-name="WW_CharLFO21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21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21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22">
      <text:list-level-style-bullet text:level="1" text:style-name="WW_CharLFO22LVL1" text:bullet-char="">
        <style:list-level-properties text:space-before="0in" text:min-label-width="0.1972in"/>
        <style:text-properties style:font-name="Wingdings"/>
      </text:list-level-style-bullet>
      <text:list-level-style-bullet text:level="2" text:style-name="WW_CharLFO22LVL2" text:bullet-char="o">
        <style:list-level-properties text:space-before="-0.4312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0.0687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0.5687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1.0687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1.5687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2.0687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2.5687in" text:min-label-width="0.25in"/>
        <style:text-properties style:font-name="Courier New"/>
      </text:list-level-style-bullet>
      <text:list-level-style-bullet text:level="9" text:style-name="WW_CharLFO22LVL9" text:bullet-char="">
        <style:list-level-properties text:space-before="3.0687in" text:min-label-width="0.1972in"/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number text:level="1" style:num-suffix="-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6">
      <text:list-level-style-bullet text:level="1" text:style-name="WW_CharLFO26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family="graphic" style:name="a0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footer>
        <text:p text:style-name="Pieddepage"><draw:frame draw:style-name="a0" draw:name="Image 1" text:anchor-type="as-char" svg:x="0in" svg:y="0in" svg:width="2.04167in" svg:height="0.58333in" style:rel-width="scale" style:rel-height="scale"><draw:image xlink:href="media/image1.png" xlink:type="simple" xlink:show="embed" xlink:actuate="onLoad"/><svg:title/><svg:desc>Y:\APIE\Data\5.0 Communication\14. Logo\logo_apie_cmjn.png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INEFI</meta:initial-creator>
    <dc:creator>MINEFI</dc:creator>
    <meta:creation-date>2017-02-10T14:04:00Z</meta:creation-date>
    <dc:date>2017-02-10T14:04:00Z</dc:date>
    <meta:template xlink:href="Normal.dotm" xlink:type="simple"/>
    <meta:editing-cycles>2</meta:editing-cycles>
    <meta:editing-duration>PT0S</meta:editing-duration>
    <meta:document-statistic meta:page-count="4" meta:paragraph-count="15" meta:word-count="1182" meta:character-count="7669" meta:row-count="54" meta:non-whitespace-character-count="6502"/>
  </office:meta>
</office:document-meta>
</file>